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e7d" officeooo:paragraph-rsid="0011ce7d"/>
    </style:style>
    <style:style style:name="P2" style:family="paragraph" style:parent-style-name="Standard" style:list-style-name="L2">
      <style:text-properties officeooo:paragraph-rsid="0011ce7d"/>
    </style:style>
    <style:style style:name="P3" style:family="paragraph" style:parent-style-name="Standard" style:list-style-name="L2">
      <style:text-properties fo:font-style="normal" officeooo:rsid="0011ce7d" officeooo:paragraph-rsid="0011ce7d" style:font-style-asian="normal" style:font-style-complex="normal"/>
    </style:style>
    <style:style style:name="T1" style:family="text">
      <style:text-properties officeooo:rsid="0011ce7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ce7d" style:font-style-asian="italic" style:font-style-complex="italic"/>
    </style:style>
    <style:style style:name="T4" style:family="text">
      <style:text-properties fo:font-style="normal" officeooo:rsid="0011ce7d" style:font-style-asian="normal" style:font-style-complex="normal"/>
    </style:style>
    <style:style style:name="T5" style:family="text">
      <style:text-properties officeooo:rsid="001203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2"><text:span text:style-name="T1">Napisati main.c fajl za program koji učitava dva broja i štampa njihov zbir.</text:span></text:p>
        </text:list-item>
        <text:list-item>
          <text:p text:style-name="P2"><text:span text:style-name="T1">Napraviti Dockerfile koji se koristi za kreiranje docker slike.</text:span></text:p>
          <text:list>
            <text:list-item>
              <text:p text:style-name="P2"><text:span text:style-name="T1">Kao osnovnu sliku korisiti sliku ubuntu:22.04</text:span></text:p>
            </text:list-item>
            <text:list-item>
              <text:p text:style-name="P2"><text:span text:style-name="T1">Instalirati c++ kompajler</text:span></text:p>
            </text:list-item>
            <text:list-item>
              <text:p text:style-name="P2"><text:span text:style-name="T1">Docker slici se predaju sljedeći argumenti prilikom kreiranja: USER_ID, USER_NAME, GROUP_ID i GROUP_NAME. Podrazumijevana vrijednost za USER_ID i za GROUP_ID je </text:span><text:span text:style-name="T3">1000</text:span><text:span text:style-name="T1">, podrazumijevana vrijednost za USER_NAME je </text:span><text:span text:style-name="T3">user</text:span><text:span text:style-name="T1">, a podrazumijevana vrijednost za GROUP_NAME je </text:span><text:span text:style-name="T3">usergrp. </text:span><text:span text:style-name="T4">Kreirati korisnika koji kao kredenicjale ima predate vrijednosti.</text:span></text:p>
            </text:list-item>
            <text:list-item>
              <text:p text:style-name="P3">Kreirati direktorijum sa putanjom /app/src u docker slici</text:p>
            </text:list-item>
            <text:list-item>
              <text:p text:style-name="P3">Dodijeliti vlasništvo nad kreiranim direktorijumima korisniku koji je kreiran u koraku 3.</text:p>
            </text:list-item>
            <text:list-item>
              <text:p text:style-name="P3">Kopirati čitav sadržaj direktorijuma koji se koristi kao context za kreiranje slike u /app/src.</text:p>
            </text:list-item>
            <text:list-item>
              <text:p text:style-name="P3">Postaviti kao radni direktorijum /app</text:p>
            </text:list-item>
            <text:list-item>
              <text:p text:style-name="P3">Kompajlirati main.c fajl koji je kopiran u /app/src</text:p>
            </text:list-item>
            <text:list-item>
              <text:p text:style-name="P3">Kao komanda koja se izvršava prilikom pokretanja <text:s/>docker kontejnera pokrenuti kompajlirani program, standardni izlaz redirektovati u data/${FILENAME}. FILENAME je promjenljiva okruženja koja se predaje prilikom pokretanja docker kontejnera. Porazumijevana vrijednost joj je out.txt</text:p>
            </text:list-item>
          </text:list>
        </text:list-item>
        <text:list-item>
          <text:p text:style-name="P3">Napisati shell skriptu koja kreira docker <text:span text:style-name="T5">sliku iz docker fajla napisanog u koraku 2</text:span>. Promjenljive za kredecnijalje <text:span text:style-name="T5">uzeti sa host operativnog sistema.</text:span></text:p>
        </text:list-item>
        <text:list-item>
          <text:p text:style-name="P3">Npaisati shell scroptu koja u sebi sadrži docker run komandu koja pokreće sliku napravljenu u zadatku <text:span text:style-name="T5">3</text:span>. Bindovati direktorijum ./data sa host operativnog sistema u /app/data direktorijum u docker kontejneru. </text:p>
        </text:list-item>
        <text:list-item>
          <text:p text:style-name="P3">Napisati <text:span text:style-name="T5">docker compose fjal. Potrebno je kreirati volume koji će se koristiti za čuvanje rezultat rada aplikacije umjesto bindovanja lokalnog direktorijuma. Za kredencijale korisnika koristiti vrijednosti iz fajla .env. </text:span>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3:57:09.865875339</meta:creation-date>
    <dc:date>2024-12-03T14:29:59.480249616</dc:date>
    <meta:editing-duration>PT32M50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249" meta:character-count="1763" meta:non-whitespace-character-count="1539"/>
  </office:meta>
</office:document-meta>
</file>